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4.023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828cm"/>
    </style:style>
    <style:style style:name="co14" style:family="table-column">
      <style:table-column-properties fo:break-before="auto" style:column-width="3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start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0.002cm solid #000000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106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15" style:family="table-cell" style:parent-style-name="Default" style:data-style-name="N106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6">
      <style:text-properties style:font-name="Arial" style:font-name-asian="DejaVu Sans" style:font-name-complex="DejaVu Sans"/>
    </style:style>
    <style:style style:name="ce18" style:family="table-cell" style:parent-style-name="Default" style:data-style-name="N106"/>
    <style:style style:name="ce19" style:family="table-cell" style:parent-style-name="Default" style:data-style-name="N106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2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/>
      <style:text-properties fo:font-weight="normal" style:font-weight-asian="normal" style:font-weight-complex="normal"/>
    </style:style>
    <style:style style:name="ce23" style:family="table-cell" style:parent-style-name="Default" style:data-style-name="N106">
      <style:table-cell-properties fo:border-bottom="none" fo:border-left="none" fo:border-right="0.002cm solid #000000" fo:border-top="none"/>
      <style:text-properties style:font-name="Arial" style:font-name-asian="DejaVu Sans" style:font-name-complex="DejaVu Sans"/>
    </style:style>
    <style:style style:name="ce24" style:family="table-cell" style:parent-style-name="Default" style:data-style-name="N106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106">
      <style:table-cell-properties fo:border-bottom="0.002cm solid #000000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style:text-underline-style="none" fo:font-weight="bold" style:font-weight-asian="bold" style:font-weight-complex="bold"/>
    </style:style>
    <style:style style:name="ce29" style:family="table-cell" style:parent-style-name="Default" style:data-style-name="N106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-bottom="none" style:text-align-source="fix" style:repeat-content="false" fo:border-left="none" fo:border-right="0.002cm solid #000000" fo:border-top="non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-bottom="0.002cm solid #000000" fo:background-color="#e6e6e6" fo:border-left="0.002cm solid #000000" fo:border-right="none" fo:border-top="0.002cm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style:font-name="Arial" fo:font-size="10pt" fo:language="de" fo:country="DE" style:font-size-asian="10pt" style:language-asian="zxx" style:country-asian="none" style:font-size-complex="10pt" style:language-complex="zxx" style:country-complex="none"/>
    </style:style>
    <style:style style:name="ce38" style:family="table-cell" style:parent-style-name="Default">
      <style:table-cell-properties fo:border-bottom="none" fo:border-left="none" fo:border-right="0.002cm solid #000000" fo:border-top="none"/>
    </style:style>
    <style:style style:name="ce39" style:family="table-cell" style:parent-style-name="Default">
      <style:table-cell-properties fo:border-bottom="0.002cm solid #000000" fo:border-left="none" fo:border-right="0.002cm solid #000000" fo:border-top="none"/>
    </style:style>
    <style:style style:name="ce40" style:family="table-cell" style:parent-style-name="Default">
      <style:table-cell-properties fo:border-bottom="0.002cm solid #000000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style:vertical-align="automatic"/>
    </style:style>
    <style:style style:name="ce43" style:family="table-cell" style:parent-style-name="Default" style:data-style-name="N11"/>
    <style:style style:name="ce44" style:family="table-cell" style:parent-style-name="Default" style:data-style-name="N36"/>
    <style:style style:name="ce45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LEAD OVERVIEW</text:p>
          </table:table-cell>
          <table:covered-table-cell table:style-name="ce6"/>
          <table:table-cell table:style-name="ce11" office:value-type="string">
            <text:p>Won</text:p>
          </table:table-cell>
          <table:table-cell table:style-name="ce11" office:value-type="string">
            <text:p>Open</text:p>
          </table:table-cell>
          <table:table-cell table:style-name="ce11" office:value-type="string">
            <text:p>Lost</text:p>
          </table:table-cell>
          <table:table-cell table:style-name="ce26" office:value-type="string">
            <text:p>Total</text:p>
          </table:table-cell>
          <table:table-cell table:style-name="ce32" office:value-type="string">
            <text:p>Year:</text:p>
          </table:table-cell>
          <table:table-cell table:style-name="ce35" table:formula="of:=YEAR(MAX(INDIRECT(&quot;Leads.J1:J&quot; &amp; [.F2]+1)))" office:value-type="float" office:value="1899">
            <text:p>1899</text:p>
          </table:table-cell>
        </table:table-row>
        <table:table-row table:style-name="ro1">
          <table:table-cell office:value-type="string" table:number-columns-spanned="2" table:number-rows-spanned="1">
            <text:p>Number of leads</text:p>
          </table:table-cell>
          <table:covered-table-cell table:style-name="ce7"/>
          <table:table-cell table:style-name="ce12" table:formula="of:=COUNTIF([Leads.C2:.C99832]; &quot;won&quot;)" office:value-type="float" office:value="0">
            <text:p>0</text:p>
          </table:table-cell>
          <table:table-cell table:style-name="ce20" table:formula="of:=COUNTIF([Leads.C2:.C99832]; &quot;open&quot;)" office:value-type="float" office:value="0">
            <text:p>0</text:p>
          </table:table-cell>
          <table:table-cell table:style-name="ce12" table:formula="of:=COUNTIF([Leads.C2:.C99832]; &quot;lost&quot;)" office:value-type="float" office:value="0">
            <text:p>0</text:p>
          </table:table-cell>
          <table:table-cell table:style-name="ce27" table:formula="of:=COUNT([Leads.G2:.G999976])" office:value-type="float" office:value="0">
            <text:p>0</text:p>
          </table:table-cell>
          <table:table-cell>
            <draw:frame table:end-cell-address="Overview.H9" table:end-x="2.942cm" table:end-y="0.077cm" draw:z-index="3" draw:style-name="gr1" svg:width="5.375cm" svg:height="3.013cm" svg:x="0.557cm" svg:y="0.213cm">
              <draw:object draw:notify-on-update-of-ranges="Overview.C1:Overview.C1 Overview.C2:Overview.C2 Overview.D1:Overview.D1 Overview.D2:Overview.D2 Overview.E1:Overview.E1 Overview.E2:Overview.E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table:number-columns-spanned="2" table:number-rows-spanned="1">
            <text:p>Percentage from all leads</text:p>
          </table:table-cell>
          <table:covered-table-cell table:style-name="ce7"/>
          <table:table-cell table:style-name="ce13" table:formula="of:=[.C2]/[.F2]" office:value-type="percentage" office:value="0">
            <text:p>#DIV/0!</text:p>
          </table:table-cell>
          <table:table-cell table:style-name="ce13" table:formula="of:=[.D2]/[.F2]" office:value-type="percentage" office:value="0">
            <text:p>#DIV/0!</text:p>
          </table:table-cell>
          <table:table-cell table:style-name="ce13" table:formula="of:=[.E2]/[.F2]" office:value-type="percentage" office:value="0">
            <text:p>#DIV/0!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spanned="2" table:number-rows-spanned="1"/>
          <table:covered-table-cell table:style-name="ce7"/>
          <table:table-cell table:style-name="ce13" table:number-columns-repeated="3"/>
          <table:table-cell table:style-name="ce28"/>
          <table:table-cell table:number-columns-repeated="2"/>
        </table:table-row>
        <table:table-row table:style-name="ro1">
          <table:table-cell table:style-name="ce3" office:value-type="string" table:number-columns-spanned="2" table:number-rows-spanned="1">
            <text:p>Possible turnover</text:p>
          </table:table-cell>
          <table:covered-table-cell table:style-name="ce8"/>
          <table:table-cell table:style-name="ce14" table:formula="of:=SUMIF([Leads.C2:.C99921];&quot;won&quot;;[Leads.F2:.F99921])" office:value-type="currency" office:currency="EUR" office:value="0">
            <text:p>0,00 €</text:p>
          </table:table-cell>
          <table:table-cell table:style-name="ce14" table:formula="of:=SUMIF([Leads.C2:.C99921];&quot;open&quot;;[Leads.F2:.F99921])" office:value-type="currency" office:currency="EUR" office:value="0">
            <text:p>0,00 €</text:p>
          </table:table-cell>
          <table:table-cell table:style-name="ce14" table:formula="of:=SUMIF([Leads.C2:.C99921];&quot;lost&quot;;[Leads.F2:.F99921])" office:value-type="currency" office:currency="EUR" office:value="0">
            <text:p>0,00 €</text:p>
          </table:table-cell>
          <table:table-cell table:style-name="ce29" table:formula="of:=SUM([.C5:.E5])" office:value-type="currency" office:currency="EUR" office:value="0">
            <text:p>0,00 €</text:p>
          </table:table-cell>
          <table:table-cell table:style-name="ce33" table:number-columns-repeated="2"/>
        </table:table-row>
        <table:table-row table:style-name="ro1">
          <table:table-cell office:value-type="string" table:number-columns-spanned="2" table:number-rows-spanned="1">
            <text:p>Probable turnover</text:p>
          </table:table-cell>
          <table:covered-table-cell/>
          <table:table-cell table:style-name="ce15" table:formula="of:=SUMIF([Leads.C2:.C99921];&quot;won&quot;;[Leads.H2:.H99921])" office:value-type="currency" office:currency="EUR" office:value="0">
            <text:p>0,00 €</text:p>
          </table:table-cell>
          <table:table-cell table:style-name="ce15" table:formula="of:=SUMIF([Leads.C2:.C99921];&quot;open&quot;;[Leads.H2:.H99921])" office:value-type="currency" office:currency="EUR" office:value="0">
            <text:p>0,00 €</text:p>
          </table:table-cell>
          <table:table-cell table:style-name="ce15" table:formula="of:=SUMIF([Leads.C2:.C99921];&quot;lost&quot;;[Leads.H2:.H99921])" office:value-type="currency" office:currency="EUR" office:value="0">
            <text:p>0,00 €</text:p>
          </table:table-cell>
          <table:table-cell table:style-name="ce29" table:formula="of:=SUM([.C6:.E6])" office:value-type="currency" office:currency="EUR" office:value="0">
            <text:p>0,00 €</text:p>
          </table:table-cell>
          <table:table-cell table:style-name="ce33" table:number-columns-repeated="2"/>
        </table:table-row>
        <table:table-row table:style-name="ro1">
          <table:table-cell office:value-type="string" table:number-columns-spanned="2" table:number-rows-spanned="1">
            <text:p>Average propability</text:p>
          </table:table-cell>
          <table:covered-table-cell/>
          <table:table-cell table:style-name="ce13" table:formula="of:=SUMIF([Leads.C2:.C99921];&quot;won&quot;;[Leads.G2:.G99921])/COUNTIF([Leads.C2:.C99921];&quot;won&quot;)" office:value-type="percentage" office:value="0">
            <text:p>#DIV/0!</text:p>
          </table:table-cell>
          <table:table-cell table:style-name="ce21" table:formula="of:=SUMIF([Leads.C2:.C99921];&quot;open&quot;;[Leads.G2:.G99921])/COUNTIF([Leads.C2:.C99921];&quot;open&quot;)" office:value-type="percentage" office:value="0">
            <text:p>#DIV/0!</text:p>
          </table:table-cell>
          <table:table-cell table:style-name="ce21" table:formula="of:=SUMIF([Leads.C2:.C99921];&quot;lost&quot;;[Leads.G2:.G99921])/COUNTIF([Leads.C2:.C99921];&quot;lost&quot;)" office:value-type="percentage" office:value="0">
            <text:p>#DIV/0!</text:p>
          </table:table-cell>
          <table:table-cell table:style-name="ce30" table:formula="of:=SUM([.C7:.E7])/3" office:value-type="percentage" office:value="0">
            <text:p>#DIV/0!</text:p>
          </table:table-cell>
          <table:table-cell table:style-name="ce33" table:number-columns-repeated="2"/>
        </table:table-row>
        <table:table-row table:style-name="ro1">
          <table:table-cell table:style-name="ce4" office:value-type="string" table:number-columns-spanned="2" table:number-rows-spanned="1">
            <text:p>Average duration in days</text:p>
          </table:table-cell>
          <table:covered-table-cell table:style-name="ce9"/>
          <table:table-cell table:style-name="ce16" table:formula="of:=SUMIF([Leads.C2:.C99921];&quot;won&quot;;[Leads.L2:.L99921])/COUNTIF([Leads.C2:.C99921];&quot;won&quot;)" office:value-type="float" office:value="0">
            <text:p>#DIV/0!</text:p>
          </table:table-cell>
          <table:table-cell table:style-name="ce16" table:formula="of:=SUMIF([Leads.C2:.C99921];&quot;open&quot;;[Leads.L2:.L99921])/COUNTIF([Leads.C2:.C99921];&quot;open&quot;)" office:value-type="float" office:value="0">
            <text:p>#DIV/0!</text:p>
          </table:table-cell>
          <table:table-cell table:style-name="ce16" table:formula="of:=SUMIF([Leads.C2:.C99921];&quot;lost&quot;;[Leads.L2:.L99921])/COUNTIF([Leads.C2:.C99921];&quot;lost&quot;)" office:value-type="float" office:value="0">
            <text:p>#DIV/0!</text:p>
          </table:table-cell>
          <table:table-cell table:style-name="ce31" table:formula="of:=SUM([.C8:.E8])/3" office:value-type="float" office:value="0">
            <text:p>#DIV/0!</text:p>
          </table:table-cell>
          <table:table-cell table:style-name="ce33"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TURNOVER BY MONTH</text:p>
          </table:table-cell>
          <table:covered-table-cell table:style-name="ce10"/>
          <table:table-cell table:style-name="ce11" office:value-type="string">
            <text:p>Won</text:p>
          </table:table-cell>
          <table:table-cell table:style-name="ce22" office:value-type="string">
            <text:p>Lost</text:p>
          </table:table-cell>
          <table:table-cell/>
          <table:table-cell table:style-name="ce1" office:value-type="string" table:number-columns-spanned="2" table:number-rows-spanned="1">
            <text:p>SOURCES</text:p>
          </table:table-cell>
          <table:covered-table-cell table:style-name="ce6"/>
          <table:table-cell table:style-name="ce36"/>
        </table:table-row>
        <table:table-row table:style-name="ro1">
          <table:table-cell office:value-type="string" table:number-columns-spanned="2" table:number-rows-spanned="1">
            <text:p>January</text:p>
          </table:table-cell>
          <table:covered-table-cell/>
          <table:table-cell table:style-name="ce17" table:formula="of:=SUMPRODUCT(INDIRECT(&quot;Leads.C1:C&quot; &amp; [.F2]+1)=&quot;won&quot;;YEAR(INDIRECT(&quot;Leads.J1:J&quot; &amp; [.F2]+1))=[.H1];MONTH(INDIRECT(&quot;Leads.J1:J&quot; &amp; [.F2]+1))=1;INDIRECT(&quot;Leads.H1:H&quot; &amp; [.F2]+1))" office:value-type="currency" office:currency="EUR" office:value="0">
            <text:p>0,00 €</text:p>
          </table:table-cell>
          <table:table-cell table:style-name="ce23" table:formula="of:=SUMPRODUCT(INDIRECT(&quot;Leads.C1:C&quot; &amp; [.F2]+1)=&quot;lost&quot;;YEAR(INDIRECT(&quot;Leads.J1:J&quot; &amp; [.F2]+1))=[.H1];MONTH(INDIRECT(&quot;Leads.J1:J&quot; &amp; [.F2]+1))=1;INDIRECT(&quot;Leads.F1:F&quot; &amp; [.F2]+1))" office:value-type="currency" office:currency="EUR" office:value="0">
            <text:p>0,00 €</text:p>
          </table:table-cell>
          <table:table-cell/>
          <table:table-cell table:style-name="ce2" office:value-type="string" table:number-columns-spanned="2" table:number-rows-spanned="1">
            <text:p>Website</text:p>
          </table:table-cell>
          <table:covered-table-cell/>
          <table:table-cell table:style-name="ce37" table:formula="of:=COUNTIF([Leads.D2:.D99834];&quot;website&quot;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February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2;INDIRECT(&quot;Leads.H1:H&quot; &amp; [.F2]+1))" office:value-type="currency" office:currency="EUR" office:value="0">
            <text:p>0,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2;INDIRECT(&quot;Leads.F1:F&quot; &amp; [.F2]+1))" office:value-type="currency" office:currency="EUR" office:value="0">
            <text:p>0,00 €</text:p>
          </table:table-cell>
          <table:table-cell/>
          <table:table-cell table:style-name="ce2" office:value-type="string" table:number-columns-spanned="2" table:number-rows-spanned="1">
            <text:p>Email</text:p>
          </table:table-cell>
          <table:covered-table-cell/>
          <table:table-cell table:style-name="ce38" table:formula="of:=COUNTIF([Leads.D2:.D99835];&quot;email&quot;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March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3;INDIRECT(&quot;Leads.H1:H&quot; &amp; [.F2]+1))" office:value-type="currency" office:currency="EUR" office:value="0">
            <text:p>0,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3;INDIRECT(&quot;Leads.F1:F&quot; &amp; [.F2]+1))" office:value-type="currency" office:currency="EUR" office:value="0">
            <text:p>0,00 €</text:p>
          </table:table-cell>
          <table:table-cell/>
          <table:table-cell table:style-name="ce2" office:value-type="string" table:number-columns-spanned="2" table:number-rows-spanned="1">
            <text:p>Telephone</text:p>
          </table:table-cell>
          <table:covered-table-cell/>
          <table:table-cell table:style-name="ce38" table:formula="of:=COUNTIF([Leads.D2:.D99835];&quot;telephone&quot;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April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4;INDIRECT(&quot;Leads.H1:H&quot; &amp; [.F2]+1))" office:value-type="currency" office:currency="EUR" office:value="0">
            <text:p>0,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4;INDIRECT(&quot;Leads.F1:F&quot; &amp; [.F2]+1))" office:value-type="currency" office:currency="EUR" office:value="0">
            <text:p>0,00 €</text:p>
          </table:table-cell>
          <table:table-cell/>
          <table:table-cell table:style-name="ce4" office:value-type="string" table:number-columns-spanned="2" table:number-rows-spanned="1">
            <text:p>Fair</text:p>
          </table:table-cell>
          <table:covered-table-cell table:style-name="ce9"/>
          <table:table-cell table:style-name="ce39" table:formula="of:=COUNTIF([Leads.D2:.D99835];&quot;fair&quot;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May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5;INDIRECT(&quot;Leads.H1:H&quot; &amp; [.F2]+1))" office:value-type="currency" office:currency="EUR" office:value="0">
            <text:p>0,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5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ne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6;INDIRECT(&quot;Leads.H1:H&quot; &amp; [.F2]+1))" office:value-type="currency" office:currency="EUR" office:value="0">
            <text:p>0,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6;INDIRECT(&quot;Leads.F1:F&quot; &amp; [.F2]+1))" office:value-type="currency" office:currency="EUR" office:value="0">
            <text:p>0,00 €</text:p>
          </table:table-cell>
          <table:table-cell/>
          <table:table-cell table:style-name="ce1" office:value-type="string" table:number-columns-spanned="2" table:number-rows-spanned="1">
            <text:p>TURNOVER</text:p>
          </table:table-cell>
          <table:covered-table-cell table:style-name="ce34"/>
          <table:table-cell table:style-name="ce40"/>
        </table:table-row>
        <table:table-row table:style-name="ro1">
          <table:table-cell office:value-type="string" table:number-columns-spanned="2" table:number-rows-spanned="1">
            <text:p>July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7;INDIRECT(&quot;Leads.H1:H&quot; &amp; [.F2]+1))" office:value-type="currency" office:currency="EUR" office:value="0">
            <text:p>0,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7;INDIRECT(&quot;Leads.F1:F&quot; &amp; [.F2]+1))" office:value-type="currency" office:currency="EUR" office:value="0">
            <text:p>0,00 €</text:p>
          </table:table-cell>
          <table:table-cell/>
          <table:table-cell table:style-name="ce2" office:value-type="string" table:number-columns-spanned="2" table:number-rows-spanned="1">
            <text:p>Won leads</text:p>
          </table:table-cell>
          <table:covered-table-cell/>
          <table:table-cell table:style-name="ce41" table:formula="of:=[.C6]" office:value-type="currency" office:currency="EUR" office:value="0">
            <text:p>0,00 €</text:p>
          </table:table-cell>
        </table:table-row>
        <table:table-row table:style-name="ro1">
          <table:table-cell office:value-type="string" table:number-columns-spanned="2" table:number-rows-spanned="1">
            <text:p>August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8;INDIRECT(&quot;Leads.H1:H&quot; &amp; [.F2]+1))" office:value-type="currency" office:currency="EUR" office:value="0">
            <text:p>0,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8;INDIRECT(&quot;Leads.F1:F&quot; &amp; [.F2]+1))" office:value-type="currency" office:currency="EUR" office:value="0">
            <text:p>0,00 €</text:p>
          </table:table-cell>
          <table:table-cell/>
          <table:table-cell table:style-name="ce2" office:value-type="string" table:number-columns-spanned="2" table:number-rows-spanned="1">
            <text:p>Lost leads</text:p>
          </table:table-cell>
          <table:covered-table-cell/>
          <table:table-cell table:style-name="ce24" table:formula="of:=[.E5]" office:value-type="currency" office:currency="EUR" office:value="0">
            <text:p>0,00 €</text:p>
          </table:table-cell>
        </table:table-row>
        <table:table-row table:style-name="ro1">
          <table:table-cell office:value-type="string" table:number-columns-spanned="2" table:number-rows-spanned="1">
            <text:p>September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9;INDIRECT(&quot;Leads.H1:H&quot; &amp; [.F2]+1))" office:value-type="currency" office:currency="EUR" office:value="0">
            <text:p>0,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9;INDIRECT(&quot;Leads.F1:F&quot; &amp; [.F2]+1))" office:value-type="currency" office:currency="EUR" office:value="0">
            <text:p>0,00 €</text:p>
          </table:table-cell>
          <table:table-cell/>
          <table:table-cell table:style-name="ce2" table:number-columns-spanned="2" table:number-rows-spanned="1"/>
          <table:covered-table-cell/>
          <table:table-cell table:style-name="ce38"/>
        </table:table-row>
        <table:table-row table:style-name="ro1">
          <table:table-cell office:value-type="string" table:number-columns-spanned="2" table:number-rows-spanned="1">
            <text:p>October</text:p>
          </table:table-cell>
          <table:covered-table-cell/>
          <table:table-cell table:style-name="ce17" table:formula="of:=SUMPRODUCT(INDIRECT(&quot;Leads.C1:C&quot; &amp; [.F2]+1)=&quot;won&quot;;YEAR(INDIRECT(&quot;Leads.J1:J&quot; &amp; [.F2]+1))=[.H1];MONTH(INDIRECT(&quot;Leads.J1:J&quot; &amp; [.F2]+1))=10;INDIRECT(&quot;Leads.H1:H&quot; &amp; [.F2]+1))" office:value-type="currency" office:currency="EUR" office:value="0">
            <text:p>0,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10;INDIRECT(&quot;Leads.F1:F&quot; &amp; [.F2]+1))" office:value-type="currency" office:currency="EUR" office:value="0">
            <text:p>0,00 €</text:p>
          </table:table-cell>
          <table:table-cell/>
          <table:table-cell table:style-name="ce2" office:value-type="string" table:number-columns-spanned="2" table:number-rows-spanned="1">
            <text:p>Open leads</text:p>
          </table:table-cell>
          <table:covered-table-cell/>
          <table:table-cell table:style-name="ce41" table:formula="of:=[.D5]" office:value-type="currency" office:currency="EUR" office:value="0">
            <text:p>0,00 €</text:p>
          </table:table-cell>
        </table:table-row>
        <table:table-row table:style-name="ro1">
          <table:table-cell office:value-type="string" table:number-columns-spanned="2" table:number-rows-spanned="1">
            <text:p>November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11;INDIRECT(&quot;Leads.H1:H&quot; &amp; [.F2]+1))" office:value-type="currency" office:currency="EUR" office:value="0">
            <text:p>0,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11;INDIRECT(&quot;Leads.F1:F&quot; &amp; [.F2]+1))" office:value-type="currency" office:currency="EUR" office:value="0">
            <text:p>0,00 €</text:p>
          </table:table-cell>
          <table:table-cell/>
          <table:table-cell table:style-name="ce4" office:value-type="string" table:number-columns-spanned="2" table:number-rows-spanned="1">
            <text:p>Open leads (probable)</text:p>
          </table:table-cell>
          <table:covered-table-cell table:style-name="ce9"/>
          <table:table-cell table:style-name="ce39" table:formula="of:=[.D6]" office:value-type="currency" office:currency="EUR" office:value="0">
            <text:p>0,00 €</text:p>
          </table:table-cell>
        </table:table-row>
        <table:table-row table:style-name="ro1">
          <table:table-cell table:style-name="ce4" office:value-type="string" table:number-columns-spanned="2" table:number-rows-spanned="1">
            <text:p>December</text:p>
          </table:table-cell>
          <table:covered-table-cell table:style-name="ce9"/>
          <table:table-cell table:style-name="ce19" table:formula="of:=SUMPRODUCT(INDIRECT(&quot;Leads.C1:C&quot; &amp; [.F2]+1)=&quot;won&quot;;YEAR(INDIRECT(&quot;Leads.J1:J&quot; &amp; [.F2]+1))=[.H1];MONTH(INDIRECT(&quot;Leads.J1:J&quot; &amp; [.F2]+1))=12;INDIRECT(&quot;Leads.H1:H&quot; &amp; [.F2]+1))" office:value-type="currency" office:currency="EUR" office:value="0">
            <text:p>0,00 €</text:p>
          </table:table-cell>
          <table:table-cell table:style-name="ce25" table:formula="of:=SUMPRODUCT(INDIRECT(&quot;Leads.C1:C&quot; &amp; [.F2]+1)=&quot;lost&quot;;YEAR(INDIRECT(&quot;Leads.J1:J&quot; &amp; [.F2]+1))=[.H1];MONTH(INDIRECT(&quot;Leads.J1:J&quot; &amp; [.F2]+1))=12;INDIRECT(&quot;Leads.F1:F&quot; &amp; [.F2]+1)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</text:p>
          </table:table-cell>
          <table:table-cell table:style-name="ce5"/>
          <table:table-cell table:style-name="ce5" table:formula="of:=SUM([.C11:.C22])" office:value-type="currency" office:currency="EUR" office:value="0">
            <text:p>0,00 €</text:p>
          </table:table-cell>
          <table:table-cell table:style-name="ce5" table:formula="of:=SUM([.D11:.D22])" office:value-type="currency" office:currency="EUR" office:value="0">
            <text:p>0,00 €</text:p>
          </table:table-cell>
          <table:table-cell table:number-columns-repeated="4"/>
        </table:table-row>
        <table:table-row table:style-name="ro1">
          <table:table-cell table:style-name="Default">
            <draw:frame table:end-cell-address="Overview.I32" table:end-x="0.064cm" table:end-y="0.266cm" draw:z-index="2" draw:style-name="gr1" svg:width="23.672cm" svg:height="3.735cm" svg:x="0.305cm" svg:y="0.13cm">
              <draw:object draw:notify-on-update-of-ranges="Overview.A11:Overview.A22 Overview.C1:Overview.C1 Overview.C11:Overview.C22 Overview.E1:Overview.E1 Overview.D11:Overview.D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0">
          <table:table-cell table:style-name="Default"/>
          <table:table-cell table:number-columns-repeated="7"/>
        </table:table-row>
        <table:table-row table:style-name="ro1">
          <table:table-cell table:style-name="Default">
            <draw:frame table:end-cell-address="Overview.C43" table:end-x="1.692cm" table:end-y="0.15cm" draw:z-index="0" draw:style-name="gr1" svg:width="7.67cm" svg:height="3.407cm" svg:x="0cm" svg:y="0.342cm">
              <draw:object draw:notify-on-update-of-ranges="Overview.C1:Overview.C1 Overview.C8:Overview.C8 Overview.D1:Overview.D1 Overview.D8:Overview.D8 Overview.E1:Overview.E1 Overview.E8:Overview.E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Overview.F43" table:end-x="2.328cm" table:end-y="0.366cm" draw:z-index="1" draw:style-name="gr1" svg:width="7.595cm" svg:height="3.817cm" svg:x="0.711cm" svg:y="0.148cm">
              <draw:object draw:notify-on-update-of-ranges="Overview.F11:Overview.F11 Overview.H11:Overview.H11 Overview.F12:Overview.F12 Overview.H12:Overview.H12 Overview.F13:Overview.F13 Overview.H13:Overview.H13 Overview.F14:Overview.F14 Overview.H14:Overview.H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Leads" table:style-name="ta1" table:print="false">
        <table:table-column table:style-name="co3" table:default-cell-style-name="ce42"/>
        <table:table-column table:style-name="co4" table:default-cell-style-name="Default"/>
        <table:table-column table:style-name="co5" table:default-cell-style-name="ce18"/>
        <table:table-column table:style-name="co5" table:default-cell-style-name="ce43"/>
        <table:table-column table:style-name="co6" table:default-cell-style-name="Default"/>
        <table:table-column table:style-name="co6" table:default-cell-style-name="ce18"/>
        <table:table-column table:style-name="co7" table:default-cell-style-name="ce43"/>
        <table:table-column table:style-name="co6" table:default-cell-style-name="Default"/>
        <table:table-column table:style-name="co8" table:default-cell-style-name="ce44"/>
        <table:table-column table:style-name="co9" table:default-cell-style-name="ce44"/>
        <table:table-column table:style-name="co8" table:default-cell-style-name="ce44"/>
        <table:table-column table:style-name="co10" table:default-cell-style-name="ce45"/>
        <table:table-column table:style-name="co11" table:default-cell-style-name="Default"/>
        <table:table-column table:style-name="co12" table:default-cell-style-name="ce18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Lead Nam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Turnover</text:p>
          </table:table-cell>
          <table:table-cell office:value-type="string">
            <text:p>Probability</text:p>
          </table:table-cell>
          <table:table-cell office:value-type="string">
            <text:p>Expected Sales</text:p>
          </table:table-cell>
          <table:table-cell office:value-type="string">
            <text:p>Date Start</text:p>
          </table:table-cell>
          <table:table-cell office:value-type="string">
            <text:p>Date End</text:p>
          </table:table-cell>
          <table:table-cell office:value-type="string">
            <text:p>Date End Scheduled</text:p>
          </table:table-cell>
          <table:table-cell office:value-type="string">
            <text:p>Duration</text:p>
          </table:table-cell>
          <table:table-cell office:value-type="string">
            <text:p>Created By</text:p>
          </table:table-cell>
          <table:table-cell office:value-type="string">
            <text:p>Creation Date</text:p>
          </table:table-cell>
          <table:table-cell office:value-type="string">
            <text:p>Container</text:p>
          </table:table-cell>
          <table:table-cell office:value-type="string">
            <text:p>Container I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10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30">30.01.2010</text:date>, <text:time>13:46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8T16:48:15</meta:creation-date>
    <dc:date>2010-01-30T13:44:44</dc:date>
    <meta:editing-duration>PT05H33M32S</meta:editing-duration>
    <meta:editing-cycles>22</meta:editing-cycles>
    <meta:generator>OpenOffice.org/3.1$Linux OpenOffice.org_project/310m19$Build-9420</meta:generator>
    <meta:print-date>2010-01-29T18:14:58</meta:print-date>
    <meta:document-statistic meta:table-count="2" meta:cell-count="1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596cm" svg:height="3.818cm" chart:class="chart:bar" chart:style-name="ch1">
        <chart:title svg:x="2.991cm" svg:y="0.077cm" chart:style-name="ch2">
          <text:p>Sources</text:p>
        </chart:title>
        <chart:legend chart:legend-position="end" svg:x="5.472cm" svg:y="1.065cm" chart:style-name="ch3"/>
        <chart:plot-area chart:style-name="ch4" table:cell-range-address="Overview.F11:Overview.F14 Overview.H11:Overview.H14" chart:data-source-has-labels="row" svg:x="0.151cm" svg:y="0.656cm" svg:width="5.171cm" svg:height="3.0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H11:Overview.H11" chart:label-cell-address="Overview.F11:Overview.F11" chart:class="chart:bar">
            <chart:data-point/>
          </chart:series>
          <chart:series chart:style-name="ch9" chart:values-cell-range-address="Overview.H12:Overview.H12" chart:label-cell-address="Overview.F12:Overview.F12" chart:class="chart:bar">
            <chart:data-point/>
          </chart:series>
          <chart:series chart:style-name="ch10" chart:values-cell-range-address="Overview.H13:Overview.H13" chart:label-cell-address="Overview.F13:Overview.F13" chart:class="chart:bar">
            <chart:data-point/>
          </chart:series>
          <chart:series chart:style-name="ch11" chart:values-cell-range-address="Overview.H14:Overview.H14" chart:label-cell-address="Overview.F14:Overview.F1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F11:Overview.F11">Website</text:p>
              </table:table-cell>
              <table:table-cell office:value-type="string">
                <text:p text:id="Overview.F12:Overview.F12">Email</text:p>
              </table:table-cell>
              <table:table-cell office:value-type="string">
                <text:p text:id="Overview.F13:Overview.F13">Telephone</text:p>
              </table:table-cell>
              <table:table-cell office:value-type="string">
                <text:p text:id="Overview.F14:Overview.F14">Fair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H11:Overview.H11">0</text:p>
              </table:table-cell>
              <table:table-cell office:value-type="float" office:value="0">
                <text:p text:id="Overview.H12:Overview.H12">0</text:p>
              </table:table-cell>
              <table:table-cell office:value-type="float" office:value="0">
                <text:p text:id="Overview.H13:Overview.H13">0</text:p>
              </table:table-cell>
              <table:table-cell office:value-type="float" office:value="0">
                <text:p text:id="Overview.H14:Overview.H14"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5.376cm" svg:height="3.014cm" chart:class="chart:bar" chart:style-name="ch1">
        <chart:legend chart:legend-position="end" svg:x="3.931cm" svg:y="0.85cm" chart:style-name="ch2"/>
        <chart:plot-area chart:style-name="ch3" table:cell-range-address="Overview.C1:Overview.E2" chart:data-source-has-labels="row" svg:x="0.107cm" svg:y="0.06cm" svg:width="3.718cm" svg:height="2.83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view.C2:Overview.C2" chart:label-cell-address="Overview.C1:Overview.C1" chart:class="chart:bar">
            <chart:data-point/>
          </chart:series>
          <chart:series chart:style-name="ch8" chart:values-cell-range-address="Overview.D2:Overview.D2" chart:label-cell-address="Overview.D1:Overview.D1" chart:class="chart:bar">
            <chart:data-point/>
          </chart:series>
          <chart:series chart:style-name="ch9" chart:values-cell-range-address="Overview.E2:Overview.E2" chart:label-cell-address="Overview.E1:Overview.E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2:Overview.C2">0</text:p>
              </table:table-cell>
              <table:table-cell office:value-type="float" office:value="0">
                <text:p text:id="Overview.D2:Overview.D2">0</text:p>
              </table:table-cell>
              <table:table-cell office:value-type="float" office:value="0">
                <text:p text:id="Overview.E2:Overview.E2"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671cm" svg:height="3.408cm" chart:class="chart:bar" chart:style-name="ch1">
        <chart:title svg:x="2.247cm" svg:y="0.069cm" chart:style-name="ch2">
          <text:p>Duration in days</text:p>
        </chart:title>
        <chart:legend chart:legend-position="end" svg:x="6.18cm" svg:y="1.047cm" chart:style-name="ch3"/>
        <chart:plot-area chart:style-name="ch4" table:cell-range-address="Overview.C1:Overview.E1 Overview.C8:Overview.E8" chart:data-source-has-labels="row" svg:x="0.153cm" svg:y="0.64cm" svg:width="5.875cm" svg:height="2.632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8:Overview.C8" chart:label-cell-address="Overview.C1:Overview.C1" chart:class="chart:bar">
            <chart:data-point/>
          </chart:series>
          <chart:series chart:style-name="ch9" chart:values-cell-range-address="Overview.D8:Overview.D8" chart:label-cell-address="Overview.D1:Overview.D1" chart:class="chart:bar">
            <chart:data-point/>
          </chart:series>
          <chart:series chart:style-name="ch10" chart:values-cell-range-address="Overview.E8:Overview.E8" chart:label-cell-address="Overview.E1:Overview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#NAN">
                <text:p text:id="Overview.C8:Overview.C8">1.#NAN</text:p>
              </table:table-cell>
              <table:table-cell office:value-type="float" office:value="1.#NAN">
                <text:p text:id="Overview.D8:Overview.D8">1.#NAN</text:p>
              </table:table-cell>
              <table:table-cell office:value-type="float" office:value="1.#NAN">
                <text:p text:id="Overview.E8:Overview.E8"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3.673cm" svg:height="3.736cm" chart:class="chart:bar" chart:style-name="ch1">
        <chart:legend chart:legend-position="end" svg:x="21.968cm" svg:y="1.399cm" chart:style-name="ch2"/>
        <chart:plot-area chart:style-name="ch3" table:cell-range-address="Overview.A11:Overview.A22 Overview.C1:Overview.C1 Overview.C11:Overview.D22 Overview.E1:Overview.E1" chart:data-source-has-labels="both" svg:x="0.473cm" svg:y="0.074cm" svg:width="21.023cm" svg:height="3.514cm">
          <chart:axis chart:dimension="x" chart:name="primary-x" chart:style-name="ch4">
            <chart:categories table:cell-range-address="Overview.A11:Overview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1:Overview.C22" chart:label-cell-address="Overview.C1:Overview.C1" chart:class="chart:bar">
            <chart:data-point chart:repeated="12"/>
          </chart:series>
          <chart:series chart:style-name="ch8" chart:values-cell-range-address="Overview.D11:Overview.D22" chart:label-cell-address="Overview.E1:Overview.E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>
                <text:p text:id="Overview.A11:Overview.A22">January</text:p>
              </table:table-cell>
              <table:table-cell office:value-type="float" office:value="0">
                <text:p text:id="Overview.C11:Overview.C22">0</text:p>
              </table:table-cell>
              <table:table-cell office:value-type="float" office:value="0">
                <text:p text:id="Overview.D11:Overview.D22">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